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_PAYLOAD</text:p>
          </table:table-cell>
          <table:table-cell office:value-type="string" calcext:value-type="string">
            <text:p>PAYLOAD</text:p>
          </table:table-cell>
          <table:table-cell table:style-name="Default" office:value-type="string" calcext:value-type="string">
            <text:p>FB_REQUEST</text:p>
          </table:table-cell>
          <table:table-cell table:style-name="Default" office:value-type="string" calcext:value-type="string">
            <text:p>FE_REQUEST</text:p>
          </table:table-cell>
          <table:table-cell table:style-name="Default" office:value-type="string" calcext:value-type="string">
            <text:p>F_INICIO_RESPONSE</text:p>
          </table:table-cell>
          <table:table-cell table:style-name="Default" office:value-type="string" calcext:value-type="string">
            <text:p>F_FIN_RESPONSE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TARIFA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JSON_NIVELES</text:p>
          </table:table-cell>
          <table:table-cell office:value-type="string" calcext:value-type="string">
            <text:p>NUM_ITEM</text:p>
          </table:table-cell>
          <table:table-cell office:value-type="string" calcext:value-type="string">
            <text:p>NUM_tARIFA</text:p>
          </table:table-cell>
          <table:table-cell office:value-type="string" calcext:value-type="string">
            <text:p>NUM_NIVE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AX_POR_NVL</text:p>
          </table:table-cell>
          <table:table-cell office:value-type="string" calcext:value-type="string">
            <text:p>MIN_POR_NV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ponse erro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{"resort": "ZHIM", "marketCode": "4", "roomTypeCategories": [], "travelBegin": "2020-12-23", "travelEnd": "2020-12-29", "system_id": 14}</text:p>
          </table:table-cell>
          <table:table-cell office:value-type="date" office:date-value="2020-12-23" calcext:value-type="date">
            <text:p>2020-12-23</text:p>
          </table:table-cell>
          <table:table-cell office:value-type="date" office:date-value="2020-12-29" calcext:value-type="date">
            <text:p>2020-12-29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False</text:p>
          </table:table-cell>
          <table:table-cell table:number-columns-repeated="7"/>
          <table:table-cell office:value-type="string" calcext:value-type="string">
            <text:p>'levels'</text:p>
          </table:table-cell>
          <table:table-cell office:value-type="string" calcext:value-type="string">
            <text:p/>
            <text:p>{"status":"Ok","code":200,"message":"","data":[{"market_code":"1","idrate_room_template":"3727","resort":"ZHIM","room_type_category":"PV","room_category_desc":"Superior Deluxe - Pool View","max_occupancy":"2","num_rates_adults":"2","room_template":"MICEMAX","date_from":"2020-12-23","date_to":"2020-12-23","travel_begin":"2020-10-16","travel_end":"2020-12-23","currency_code":"USD","isRoom":true,"items":[{"id_rate_cat_type_pax":"3","pax_type":"SGL","amount":431.8,"pax_number":"1","group_pax":"ADULT","amount_base":635,"amount_str":"431.8","promotions":[{"idrate_promotion":10123,"promotion_code":"YMEBBW","travel_begin":"2020-01-04","travel_end":"2020-12-23","factor_value":-32,"idrate_factor_type":"PERCENTAGE","description":"EBBWINTER"}],"levels":[{"level":"1","auth_id":"1","idrate_factor_type":"PERCENTAGE","factor_value_min":"25.00000000","factor_value_max":"0.00000000","max":635,"min":584.2},{"level":"2","auth_id":"1","idrate_factor_type":"PERCENTAGE","factor_value_min":"50.00000000","factor_value_max":"25.00000000","max":584.2,"min":533.4},{"level":"3","auth_id":"1","idrate_factor_type":"PERCENTAGE","factor_value_min":"100.00000000","factor_value_max":"50.00000000","max":533.4,"min":431.8}]},{"id_rate_cat_type_pax":"4","pax_type":"DBL","amount":431.8,"pax_number":"2","group_pax":"ADULT","amount_base":635,"amount_str":"431.8","promotions":[{"idrate_promotion":10123,"promotion_code":"YMEBBW","travel_begin":"2020-01-04","travel_end":"2020-12-23","factor_value":-32,"idrate_factor_type":"PERCENTAGE","description":"EBBWINTER"}],"levels":[{"level":"1","auth_id":"1","idrate_factor_type":"PERCENTAGE","factor_value_min":"25.00000000","factor_value_max":"0.00000000","max":635,"min":584.2},{"level":"2","auth_id":"1","idrate_factor_type":"PERCENTAGE","factor_value_min":"50.00000000","factor_value_max":"25.00000000","max":584.2,"min":533.4},{"level":"3","auth_id":"1","idrate_factor_type":"PERCENTAGE","factor_value_min":"100.00000000","factor_value_max":"50.00000000","max":533.4,"min":431.8}]}]},{"market_code":"1","idrate_room_template":"3727","resort":"ZHIM","room_type_category":"PV","room_category_desc":"Superior Deluxe - Pool View","max_occupancy":"2","num_rates_adults":"2","room_template":"MICEMAX","date_from":"2020-12-24","date_to":"2020-12-29","travel_begin":"2020-12-24","travel_end":"2020-12-29","currency_code":"USD","id_rate_cat_type_pax":"3","alias":"SGL","idrate_market_template_date":0,"amount":0,"isRoom":true,"items":[{"id_rate_cat_type_pax":"3","type":"ADULT_SINGLE","pax_type":"SGL","amount":"N\/F","pax_number":"1","group_pax":"ADULT","alias2":"ADULT","aliasAmount":"adultAmount","amount_base":"N\/F","amount_str":"N\/F","ids":[]},{"id_rate_cat_type_pax":"4","type":"ADULT","pax_type":"DBL","amount":"N\/F","pax_number":"2","group_pax":"ADULT","alias2":"ADULT","aliasAmount":"adultAmount","amount_base":"N\/F","amount_str":"N\/F","ids":[]}]},{"market_code":"1","idrate_room_template":"3727","resort":"ZHIM","room_type_category":"OV","room_category_desc":"Superior Deluxe - Ocean View","max_occupancy":"2","num_rates_adults":"2","room_template":"MICEMAX","date_from":"2020-12-23","date_to":"2020-12-23","travel_begin":"2020-10-16","travel_end":"2020-12-23","currency_code":"USD","isRoom":true,"items":[{"id_rate_cat_type_pax":"3","pax_type":"SGL","amount":474.64,"pax_number":"1","group_pax":"ADULT","amount_base":698,"amount_str":"474.64","promotions":[{"idrate_promotion":10123,"promotion_code":"YMEBBW","travel_begin":"2020-01-04","travel_end":"2020-12-23","factor_value":-32,"idrate_factor_type":"PERCENTAGE","description":"EBBWINTER"}],"levels":[{"level":"1","auth_id":"1","idrate_factor_type":"PERCENTAGE","factor_value_min":"25.00000000","factor_value_max":"0.00000000","max":698,"min":642.16},{"level":"2","auth_id":"1","idrate_factor_type":"PERCENTAGE","factor_value_min":"50.00000000","factor_value_max":"25.00000000","max":642.16,"min":586.32},{"level":"3","auth_id":"1","idrate_factor_type":"PERCENTAGE","factor_value_min":"100.00000000","factor_value_max":"50.00000000","max":586.32,"min":474.64}]},{"id_rate_cat_type_pax":"4","pax_type":"DBL","amount":474.64,"pax_number":"2","group_pax":"ADULT","amount_base":698,"amount_str":"474.64","promotions":[{"idrate_promotion":10123,"promotion_code":"YMEBBW","travel_begin":"2020-01-04","travel_end":"2020-12-23","factor_value":-32,"idrate_factor_type":"PERCENTAGE","description":"EBBWINTER"}],"levels":[{"level":"1","auth_id":"1","idrate_factor_type":"PERCENTAGE","factor_value_min":"25.00000000","factor_value_max":"0.00000000","max":698,"min":642.16},{"level":"2","auth_id":"1","idrate_factor_type":"PERCENTAGE","factor_value_min":"50.00000000","factor_value_max":"25.00000000","max":642.16,"min":586.32},{"level":"3","auth_id":"1","idrate_factor_type":"PERCENTAGE","factor_value_min":"100.00000000","factor_value_max":"50.00000000","max":586.32,"min":474.64}]}]},{"market_code":"1","idrate_room_template":"3727","resort":"ZHIM","room_type_category":"OV","room_category_desc":"Superior Deluxe - Ocean View","max_occupancy":"2","num_rates_adults":"2","room_template":"MICEMAX","date_from":"2020-12-24","date_to":"2020-12-29","travel_begin":"2020-12-24","travel_end":"2020-12-29","currency_code":"USD","id_rate_cat_type_pax":"3","alias":"SGL","idrate_market_template_date":0,"amount":0,"isRoom":true,"items":[{"id_rate_cat_type_pax":"3","type":"ADULT_SINGLE","pax_type":"SGL","amount":"N\/F","pax_number":"1","group_pax":"ADULT","alias2":"ADULT","aliasAmount":"adultAmount","amount_base":"N\/F","amount_str":"N\/F","ids":[]},{"id_rate_cat_type_pax":"4","type":"ADULT","pax_type":"DBL","amount":"N\/F","pax_number":"2","group_pax":"ADULT","alias2":"ADULT","aliasAmount":"adultAmount","amount_base":"N\/F","amount_str":"N\/F","ids":[]}]},{"market_code":"1","idrate_room_template":"3727","resort":"ZHIM","room_type_category":"CN","room_category_desc":"Concierge Level","max_occupancy":"2","num_rates_adults":"2","room_template":"MICEMAX","date_from":"2020-12-23","date_to":"2020-12-23","travel_begin":"2020-10-16","travel_end":"2020-12-23","currency_code":"USD","isRoom":true,"items":[{"id_rate_cat_type_pax":"3","pax_type":"SGL","amount":561,"pax_number":"1","group_pax":"ADULT","amount_base":825,"amount_str":"561","promotions":[{"idrate_promotion":10123,"promotion_code":"YMEBBW","travel_begin":"2020-01-04","travel_end":"2020-12-23","factor_value":-32,"idrate_factor_type":"PERCENTAGE","description":"EBBWINTER"}],"levels":[{"level":"1","auth_id":"1","idrate_factor_type":"PERCENTAGE","factor_value_min":"25.00000000","factor_value_max":"0.00000000","max":825,"min":759},{"level":"2","auth_id":"1","idrate_factor_type":"PERCENTAGE","factor_value_min":"50.00000000","factor_value_max":"25.00000000","max":759,"min":693},{"level":"3","auth_id":"1","idrate_factor_type":"PERCENTAGE","factor_value_min":"100.00000000","factor_value_max":"50.00000000","max":693,"min":561}]},{"id_rate_cat_type_pax":"4","pax_type":"DBL","amount":561,"pax_number":"2","group_pax":"ADULT","amount_base":825,"amount_str":"561","promotions":[{"idrate_promotion":10123,"promotion_code":"YMEBBW","travel_begin":"2020-01-04","travel_end":"2020-12-23","factor_value":-32,"idrate_factor_type":"PERCENTAGE","description":"EBBWINTER"}],"levels":[{"level":"1","auth_id":"1","idrate_factor_type":"PERCENTAGE","factor_value_min":"25.00000000","factor_value_max":"0.00000000","max":825,"min":759},{"level":"2","auth_id":"1","idrate_factor_type":"PERCENTAGE","factor_value_min":"50.00000000","factor_value_max":"25.00000000","max":759,"min":693},{"level":"3","auth_id":"1","idrate_factor_type":"PERCENTAGE","factor_value_min":"100.00000000","factor_value_max":"50.00000000","max":693,"min":561}]}]},{"market_code":"1","idrate_room_template":"3727","resort":"ZHIM","room_type_category":"CN","room_category_desc":"Concierge Level","max_occupancy":"2","num_rates_adults":"2","room_template":"MICEMAX","date_from":"2020-12-24","date_to":"2020-12-29","travel_begin":"2020-12-24","travel_end":"2020-12-29","currency_code":"USD","id_rate_cat_type_pax":"3","alias":"SGL","idrate_market_template_date":0,"amount":0,"isRoom":true,"items":[{"id_rate_cat_type_pax":"3","type":"ADULT_SINGLE","pax_type":"SGL","amount":"N\/F","pax_number":"1","group_pax":"ADULT","alias2":"ADULT","aliasAmount":"adultAmount","amount_base":"N\/F","amount_str":"N\/F","ids":[]},{"id_rate_cat_type_pax":"4","type":"ADULT","pax_type":"DBL","amount":"N\/F","pax_number":"2","group_pax":"ADULT","alias2":"ADULT","aliasAmount":"adultAmount","amount_base":"N\/F","amount_str":"N\/F","ids":[]}]}],"error":false,"tag":""}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{"resort": "ZHIM", "marketCode": "4", "roomTypeCategories": [], "travelBegin": "2020-12-30", "travelEnd": "2021-01-05", "system_id": 14}</text:p>
          </table:table-cell>
          <table:table-cell office:value-type="date" office:date-value="2020-12-30" calcext:value-type="date">
            <text:p>2020-12-30</text:p>
          </table:table-cell>
          <table:table-cell office:value-type="date" office:date-value="2021-01-05" calcext:value-type="date">
            <text:p>2021-01-05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False</text:p>
          </table:table-cell>
          <table:table-cell table:number-columns-repeated="7"/>
          <table:table-cell office:value-type="string" calcext:value-type="string">
            <text:p>'levels'</text:p>
          </table:table-cell>
          <table:table-cell office:value-type="string" calcext:value-type="string">
            <text:p/>
            <text:p>{"status":"Ok","code":200,"message":"","data":[{"market_code":"1","idrate_room_template":"3727","resort":"ZHIM","room_type_category":"PV","room_category_desc":"Superior Deluxe - Pool View","max_occupancy":"2","num_rates_adults":"2","room_template":"MICEMAX","date_from":"2020-12-30","date_to":"2021-01-05","travel_begin":"2020-12-30","travel_end":"2021-01-05","currency_code":"USD","id_rate_cat_type_pax":"3","alias":"SGL","idrate_market_template_date":0,"amount":0,"isRoom":true,"items":[{"id_rate_cat_type_pax":"3","type":"ADULT_SINGLE","pax_type":"SGL","amount":"N\/F","pax_number":"1","group_pax":"ADULT","alias2":"ADULT","aliasAmount":"adultAmount","amount_base":"N\/F","amount_str":"N\/F","ids":[]},{"id_rate_cat_type_pax":"4","type":"ADULT","pax_type":"DBL","amount":"N\/F","pax_number":"2","group_pax":"ADULT","alias2":"ADULT","aliasAmount":"adultAmount","amount_base":"N\/F","amount_str":"N\/F","ids":[]}]},{"market_code":"1","idrate_room_template":"3727","resort":"ZHIM","room_type_category":"OV","room_category_desc":"Superior Deluxe - Ocean View","max_occupancy":"2","num_rates_adults":"2","room_template":"MICEMAX","date_from":"2020-12-30","date_to":"2021-01-05","travel_begin":"2020-12-30","travel_end":"2021-01-05","currency_code":"USD","id_rate_cat_type_pax":"3","alias":"SGL","idrate_market_template_date":0,"amount":0,"isRoom":true,"items":[{"id_rate_cat_type_pax":"3","type":"ADULT_SINGLE","pax_type":"SGL","amount":"N\/F","pax_number":"1","group_pax":"ADULT","alias2":"ADULT","aliasAmount":"adultAmount","amount_base":"N\/F","amount_str":"N\/F","ids":[]},{"id_rate_cat_type_pax":"4","type":"ADULT","pax_type":"DBL","amount":"N\/F","pax_number":"2","group_pax":"ADULT","alias2":"ADULT","aliasAmount":"adultAmount","amount_base":"N\/F","amount_str":"N\/F","ids":[]}]},{"market_code":"1","idrate_room_template":"3727","resort":"ZHIM","room_type_category":"CN","room_category_desc":"Concierge Level","max_occupancy":"2","num_rates_adults":"2","room_template":"MICEMAX","date_from":"2020-12-30","date_to":"2021-01-05","travel_begin":"2020-12-30","travel_end":"2021-01-05","currency_code":"USD","id_rate_cat_type_pax":"3","alias":"SGL","idrate_market_template_date":0,"amount":0,"isRoom":true,"items":[{"id_rate_cat_type_pax":"3","type":"ADULT_SINGLE","pax_type":"SGL","amount":"N\/F","pax_number":"1","group_pax":"ADULT","alias2":"ADULT","aliasAmount":"adultAmount","amount_base":"N\/F","amount_str":"N\/F","ids":[]},{"id_rate_cat_type_pax":"4","type":"ADULT","pax_type":"DBL","amount":"N\/F","pax_number":"2","group_pax":"ADULT","alias2":"ADULT","aliasAmount":"adultAmount","amount_base":"N\/F","amount_str":"N\/F","ids":[]}]}],"error":false,"tag":""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"resort": "ZHIM", "marketCode": "4", "roomTypeCategories": [], "travelBegin": "2020-05-27", "travelEnd": "2020-06-02", "system_id": 14}</text:p>
          </table:table-cell>
          <table:table-cell office:value-type="date" office:date-value="2020-05-27" calcext:value-type="date">
            <text:p>2020-05-27</text:p>
          </table:table-cell>
          <table:table-cell office:value-type="date" office:date-value="2020-06-02" calcext:value-type="date">
            <text:p>2020-06-0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84, 'min': 813.28}, {'level': '2', 'auth_id': '1', 'idrate_factor_type': 'PERCENTAGE', 'factor_value_min': '50.00000000', 'factor_value_max': '25.00000000', 'max': 813.28, 'min': 742.56}, {'level': '3', 'auth_id': '1', 'idrate_factor_type': 'PERCENTAGE', 'factor_value_min': '100.00000000', 'factor_value_max': '50.00000000', 'max': 742.56, 'min': 601.12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1.12" calcext:value-type="float">
            <text:p>601.12</text:p>
          </table:table-cell>
          <table:table-cell office:value-type="float" office:value="884" calcext:value-type="float">
            <text:p>884</text:p>
          </table:table-cell>
          <table:table-cell office:value-type="float" office:value="813.28" calcext:value-type="float">
            <text:p>813.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84, 'min': 813.28}, {'level': '2', 'auth_id': '1', 'idrate_factor_type': 'PERCENTAGE', 'factor_value_min': '50.00000000', 'factor_value_max': '25.00000000', 'max': 813.28, 'min': 742.56}, {'level': '3', 'auth_id': '1', 'idrate_factor_type': 'PERCENTAGE', 'factor_value_min': '100.00000000', 'factor_value_max': '50.00000000', 'max': 742.56, 'min': 601.12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12" calcext:value-type="float">
            <text:p>601.12</text:p>
          </table:table-cell>
          <table:table-cell office:value-type="float" office:value="813.28" calcext:value-type="float">
            <text:p>813.28</text:p>
          </table:table-cell>
          <table:table-cell office:value-type="float" office:value="742.56" calcext:value-type="float">
            <text:p>742.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84, 'min': 813.28}, {'level': '2', 'auth_id': '1', 'idrate_factor_type': 'PERCENTAGE', 'factor_value_min': '50.00000000', 'factor_value_max': '25.00000000', 'max': 813.28, 'min': 742.56}, {'level': '3', 'auth_id': '1', 'idrate_factor_type': 'PERCENTAGE', 'factor_value_min': '100.00000000', 'factor_value_max': '50.00000000', 'max': 742.56, 'min': 601.12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1.12" calcext:value-type="float">
            <text:p>601.12</text:p>
          </table:table-cell>
          <table:table-cell office:value-type="float" office:value="742.56" calcext:value-type="float">
            <text:p>742.56</text:p>
          </table:table-cell>
          <table:table-cell office:value-type="float" office:value="601.12" calcext:value-type="float">
            <text:p>601.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84, 'min': 813.28}, {'level': '2', 'auth_id': '1', 'idrate_factor_type': 'PERCENTAGE', 'factor_value_min': '50.00000000', 'factor_value_max': '25.00000000', 'max': 813.28, 'min': 742.56}, {'level': '3', 'auth_id': '1', 'idrate_factor_type': 'PERCENTAGE', 'factor_value_min': '100.00000000', 'factor_value_max': '50.00000000', 'max': 742.56, 'min': 601.12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1.12" calcext:value-type="float">
            <text:p>601.12</text:p>
          </table:table-cell>
          <table:table-cell office:value-type="float" office:value="884" calcext:value-type="float">
            <text:p>884</text:p>
          </table:table-cell>
          <table:table-cell office:value-type="float" office:value="813.28" calcext:value-type="float">
            <text:p>813.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84, 'min': 813.28}, {'level': '2', 'auth_id': '1', 'idrate_factor_type': 'PERCENTAGE', 'factor_value_min': '50.00000000', 'factor_value_max': '25.00000000', 'max': 813.28, 'min': 742.56}, {'level': '3', 'auth_id': '1', 'idrate_factor_type': 'PERCENTAGE', 'factor_value_min': '100.00000000', 'factor_value_max': '50.00000000', 'max': 742.56, 'min': 601.12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1.12" calcext:value-type="float">
            <text:p>601.12</text:p>
          </table:table-cell>
          <table:table-cell office:value-type="float" office:value="813.28" calcext:value-type="float">
            <text:p>813.28</text:p>
          </table:table-cell>
          <table:table-cell office:value-type="float" office:value="742.56" calcext:value-type="float">
            <text:p>742.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84, 'min': 813.28}, {'level': '2', 'auth_id': '1', 'idrate_factor_type': 'PERCENTAGE', 'factor_value_min': '50.00000000', 'factor_value_max': '25.00000000', 'max': 813.28, 'min': 742.56}, {'level': '3', 'auth_id': '1', 'idrate_factor_type': 'PERCENTAGE', 'factor_value_min': '100.00000000', 'factor_value_max': '50.00000000', 'max': 742.56, 'min': 601.12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1.12" calcext:value-type="float">
            <text:p>601.12</text:p>
          </table:table-cell>
          <table:table-cell office:value-type="float" office:value="742.56" calcext:value-type="float">
            <text:p>742.56</text:p>
          </table:table-cell>
          <table:table-cell office:value-type="float" office:value="601.12" calcext:value-type="float">
            <text:p>601.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972, 'min': 894.24}, {'level': '2', 'auth_id': '1', 'idrate_factor_type': 'PERCENTAGE', 'factor_value_min': '50.00000000', 'factor_value_max': '25.00000000', 'max': 894.24, 'min': 816.48}, {'level': '3', 'auth_id': '1', 'idrate_factor_type': 'PERCENTAGE', 'factor_value_min': '100.00000000', 'factor_value_max': '50.00000000', 'max': 816.48, 'min': 660.96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0.96" calcext:value-type="float">
            <text:p>660.96</text:p>
          </table:table-cell>
          <table:table-cell office:value-type="float" office:value="972" calcext:value-type="float">
            <text:p>972</text:p>
          </table:table-cell>
          <table:table-cell office:value-type="float" office:value="894.24" calcext:value-type="float">
            <text:p>894.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972, 'min': 894.24}, {'level': '2', 'auth_id': '1', 'idrate_factor_type': 'PERCENTAGE', 'factor_value_min': '50.00000000', 'factor_value_max': '25.00000000', 'max': 894.24, 'min': 816.48}, {'level': '3', 'auth_id': '1', 'idrate_factor_type': 'PERCENTAGE', 'factor_value_min': '100.00000000', 'factor_value_max': '50.00000000', 'max': 816.48, 'min': 660.96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0.96" calcext:value-type="float">
            <text:p>660.96</text:p>
          </table:table-cell>
          <table:table-cell office:value-type="float" office:value="894.24" calcext:value-type="float">
            <text:p>894.24</text:p>
          </table:table-cell>
          <table:table-cell office:value-type="float" office:value="816.48" calcext:value-type="float">
            <text:p>816.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972, 'min': 894.24}, {'level': '2', 'auth_id': '1', 'idrate_factor_type': 'PERCENTAGE', 'factor_value_min': '50.00000000', 'factor_value_max': '25.00000000', 'max': 894.24, 'min': 816.48}, {'level': '3', 'auth_id': '1', 'idrate_factor_type': 'PERCENTAGE', 'factor_value_min': '100.00000000', 'factor_value_max': '50.00000000', 'max': 816.48, 'min': 660.96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0.96" calcext:value-type="float">
            <text:p>660.96</text:p>
          </table:table-cell>
          <table:table-cell office:value-type="float" office:value="816.48" calcext:value-type="float">
            <text:p>816.48</text:p>
          </table:table-cell>
          <table:table-cell office:value-type="float" office:value="660.96" calcext:value-type="float">
            <text:p>660.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972, 'min': 894.24}, {'level': '2', 'auth_id': '1', 'idrate_factor_type': 'PERCENTAGE', 'factor_value_min': '50.00000000', 'factor_value_max': '25.00000000', 'max': 894.24, 'min': 816.48}, {'level': '3', 'auth_id': '1', 'idrate_factor_type': 'PERCENTAGE', 'factor_value_min': '100.00000000', 'factor_value_max': '50.00000000', 'max': 816.48, 'min': 660.96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0.96" calcext:value-type="float">
            <text:p>660.96</text:p>
          </table:table-cell>
          <table:table-cell office:value-type="float" office:value="972" calcext:value-type="float">
            <text:p>972</text:p>
          </table:table-cell>
          <table:table-cell office:value-type="float" office:value="894.24" calcext:value-type="float">
            <text:p>894.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972, 'min': 894.24}, {'level': '2', 'auth_id': '1', 'idrate_factor_type': 'PERCENTAGE', 'factor_value_min': '50.00000000', 'factor_value_max': '25.00000000', 'max': 894.24, 'min': 816.48}, {'level': '3', 'auth_id': '1', 'idrate_factor_type': 'PERCENTAGE', 'factor_value_min': '100.00000000', 'factor_value_max': '50.00000000', 'max': 816.48, 'min': 660.96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0.96" calcext:value-type="float">
            <text:p>660.96</text:p>
          </table:table-cell>
          <table:table-cell office:value-type="float" office:value="894.24" calcext:value-type="float">
            <text:p>894.24</text:p>
          </table:table-cell>
          <table:table-cell office:value-type="float" office:value="816.48" calcext:value-type="float">
            <text:p>816.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972, 'min': 894.24}, {'level': '2', 'auth_id': '1', 'idrate_factor_type': 'PERCENTAGE', 'factor_value_min': '50.00000000', 'factor_value_max': '25.00000000', 'max': 894.24, 'min': 816.48}, {'level': '3', 'auth_id': '1', 'idrate_factor_type': 'PERCENTAGE', 'factor_value_min': '100.00000000', 'factor_value_max': '50.00000000', 'max': 816.48, 'min': 660.96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0.96" calcext:value-type="float">
            <text:p>660.96</text:p>
          </table:table-cell>
          <table:table-cell office:value-type="float" office:value="816.48" calcext:value-type="float">
            <text:p>816.48</text:p>
          </table:table-cell>
          <table:table-cell office:value-type="float" office:value="660.96" calcext:value-type="float">
            <text:p>660.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149, 'min': 1057.08}, {'level': '2', 'auth_id': '1', 'idrate_factor_type': 'PERCENTAGE', 'factor_value_min': '50.00000000', 'factor_value_max': '25.00000000', 'max': 1057.08, 'min': 965.16}, {'level': '3', 'auth_id': '1', 'idrate_factor_type': 'PERCENTAGE', 'factor_value_min': '100.00000000', 'factor_value_max': '50.00000000', 'max': 965.16, 'min': 781.32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.32" calcext:value-type="float">
            <text:p>781.32</text:p>
          </table:table-cell>
          <table:table-cell office:value-type="float" office:value="1149" calcext:value-type="float">
            <text:p>1149</text:p>
          </table:table-cell>
          <table:table-cell office:value-type="float" office:value="1057.08" calcext:value-type="float">
            <text:p>1057.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149, 'min': 1057.08}, {'level': '2', 'auth_id': '1', 'idrate_factor_type': 'PERCENTAGE', 'factor_value_min': '50.00000000', 'factor_value_max': '25.00000000', 'max': 1057.08, 'min': 965.16}, {'level': '3', 'auth_id': '1', 'idrate_factor_type': 'PERCENTAGE', 'factor_value_min': '100.00000000', 'factor_value_max': '50.00000000', 'max': 965.16, 'min': 781.32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1.32" calcext:value-type="float">
            <text:p>781.32</text:p>
          </table:table-cell>
          <table:table-cell office:value-type="float" office:value="1057.08" calcext:value-type="float">
            <text:p>1057.08</text:p>
          </table:table-cell>
          <table:table-cell office:value-type="float" office:value="965.16" calcext:value-type="float">
            <text:p>965.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149, 'min': 1057.08}, {'level': '2', 'auth_id': '1', 'idrate_factor_type': 'PERCENTAGE', 'factor_value_min': '50.00000000', 'factor_value_max': '25.00000000', 'max': 1057.08, 'min': 965.16}, {'level': '3', 'auth_id': '1', 'idrate_factor_type': 'PERCENTAGE', 'factor_value_min': '100.00000000', 'factor_value_max': '50.00000000', 'max': 965.16, 'min': 781.32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1.32" calcext:value-type="float">
            <text:p>781.32</text:p>
          </table:table-cell>
          <table:table-cell office:value-type="float" office:value="965.16" calcext:value-type="float">
            <text:p>965.16</text:p>
          </table:table-cell>
          <table:table-cell office:value-type="float" office:value="781.32" calcext:value-type="float">
            <text:p>781.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149, 'min': 1057.08}, {'level': '2', 'auth_id': '1', 'idrate_factor_type': 'PERCENTAGE', 'factor_value_min': '50.00000000', 'factor_value_max': '25.00000000', 'max': 1057.08, 'min': 965.16}, {'level': '3', 'auth_id': '1', 'idrate_factor_type': 'PERCENTAGE', 'factor_value_min': '100.00000000', 'factor_value_max': '50.00000000', 'max': 965.16, 'min': 781.32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1.32" calcext:value-type="float">
            <text:p>781.32</text:p>
          </table:table-cell>
          <table:table-cell office:value-type="float" office:value="1149" calcext:value-type="float">
            <text:p>1149</text:p>
          </table:table-cell>
          <table:table-cell office:value-type="float" office:value="1057.08" calcext:value-type="float">
            <text:p>1057.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149, 'min': 1057.08}, {'level': '2', 'auth_id': '1', 'idrate_factor_type': 'PERCENTAGE', 'factor_value_min': '50.00000000', 'factor_value_max': '25.00000000', 'max': 1057.08, 'min': 965.16}, {'level': '3', 'auth_id': '1', 'idrate_factor_type': 'PERCENTAGE', 'factor_value_min': '100.00000000', 'factor_value_max': '50.00000000', 'max': 965.16, 'min': 781.32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1.32" calcext:value-type="float">
            <text:p>781.32</text:p>
          </table:table-cell>
          <table:table-cell office:value-type="float" office:value="1057.08" calcext:value-type="float">
            <text:p>1057.08</text:p>
          </table:table-cell>
          <table:table-cell office:value-type="float" office:value="965.16" calcext:value-type="float">
            <text:p>965.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19-12-24" calcext:value-type="date">
            <text:p>2019-12-24</text:p>
          </table:table-cell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149, 'min': 1057.08}, {'level': '2', 'auth_id': '1', 'idrate_factor_type': 'PERCENTAGE', 'factor_value_min': '50.00000000', 'factor_value_max': '25.00000000', 'max': 1057.08, 'min': 965.16}, {'level': '3', 'auth_id': '1', 'idrate_factor_type': 'PERCENTAGE', 'factor_value_min': '100.00000000', 'factor_value_max': '50.00000000', 'max': 965.16, 'min': 781.32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1.32" calcext:value-type="float">
            <text:p>781.32</text:p>
          </table:table-cell>
          <table:table-cell office:value-type="float" office:value="965.16" calcext:value-type="float">
            <text:p>965.16</text:p>
          </table:table-cell>
          <table:table-cell office:value-type="float" office:value="781.32" calcext:value-type="float">
            <text:p>781.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"resort": "ZHIM", "marketCode": "4", "roomTypeCategories": [], "travelBegin": "2020-01-01", "travelEnd": "2020-01-07", "system_id": 14}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1-07" calcext:value-type="date">
            <text:p>2020-01-07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"resort": "ZHIM", "marketCode": "4", "roomTypeCategories": [], "travelBegin": "2020-01-15", "travelEnd": "2020-01-21", "system_id": 14}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21" calcext:value-type="date">
            <text:p>2020-01-21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"resort": "ZHIM", "marketCode": "4", "roomTypeCategories": [], "travelBegin": "2020-05-20", "travelEnd": "2020-05-26", "system_id": 14}</text:p>
          </table:table-cell>
          <table:table-cell office:value-type="date" office:date-value="2020-05-20" calcext:value-type="date">
            <text:p>2020-05-20</text:p>
          </table:table-cell>
          <table:table-cell office:value-type="date" office:date-value="2020-05-26" calcext:value-type="date">
            <text:p>2020-05-2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"resort": "ZHIM", "marketCode": "4", "roomTypeCategories": [], "travelBegin": "2020-06-03", "travelEnd": "2020-06-09", "system_id": 14}</text:p>
          </table:table-cell>
          <table:table-cell office:value-type="date" office:date-value="2020-06-03" calcext:value-type="date">
            <text:p>2020-06-03</text:p>
          </table:table-cell>
          <table:table-cell office:value-type="date" office:date-value="2020-06-09" calcext:value-type="date">
            <text:p>2020-06-0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"resort": "ZHIM", "marketCode": "4", "roomTypeCategories": [], "travelBegin": "2020-06-17", "travelEnd": "2020-06-23", "system_id": 14}</text:p>
          </table:table-cell>
          <table:table-cell office:value-type="date" office:date-value="2020-06-17" calcext:value-type="date">
            <text:p>2020-06-17</text:p>
          </table:table-cell>
          <table:table-cell office:value-type="date" office:date-value="2020-06-23" calcext:value-type="date">
            <text:p>2020-06-23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"resort": "ZHIM", "marketCode": "4", "roomTypeCategories": [], "travelBegin": "2020-02-12", "travelEnd": "2020-02-18", "system_id": 14}</text:p>
          </table:table-cell>
          <table:table-cell office:value-type="date" office:date-value="2020-02-12" calcext:value-type="date">
            <text:p>2020-02-12</text:p>
          </table:table-cell>
          <table:table-cell office:value-type="date" office:date-value="2020-02-18" calcext:value-type="date">
            <text:p>2020-02-18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"resort": "ZHIM", "marketCode": "4", "roomTypeCategories": [], "travelBegin": "2020-01-22", "travelEnd": "2020-01-28", "system_id": 14}</text:p>
          </table:table-cell>
          <table:table-cell office:value-type="date" office:date-value="2020-01-22" calcext:value-type="date">
            <text:p>2020-01-22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"resort": "ZHIM", "marketCode": "4", "roomTypeCategories": [], "travelBegin": "2020-02-26", "travelEnd": "2020-03-03", "system_id": 14}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"resort": "ZHIM", "marketCode": "4", "roomTypeCategories": [], "travelBegin": "2020-02-19", "travelEnd": "2020-02-25", "system_id": 14}</text:p>
          </table:table-cell>
          <table:table-cell office:value-type="date" office:date-value="2020-02-19" calcext:value-type="date">
            <text:p>2020-02-19</text:p>
          </table:table-cell>
          <table:table-cell office:value-type="date" office:date-value="2020-02-25" calcext:value-type="date">
            <text:p>2020-02-25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"resort": "ZHIM", "marketCode": "4", "roomTypeCategories": [], "travelBegin": "2020-01-08", "travelEnd": "2020-01-14", "system_id": 14}</text:p>
          </table:table-cell>
          <table:table-cell office:value-type="date" office:date-value="2020-01-08" calcext:value-type="date">
            <text:p>2020-01-08</text:p>
          </table:table-cell>
          <table:table-cell office:value-type="date" office:date-value="2020-01-14" calcext:value-type="date">
            <text:p>2020-01-1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1-04" calcext:value-type="date">
            <text:p>2020-01-04</text:p>
          </table:table-cell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"resort": "ZHIM", "marketCode": "4", "roomTypeCategories": [], "travelBegin": "2020-01-29", "travelEnd": "2020-02-04", "system_id": 14}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04" calcext:value-type="date">
            <text:p>2020-02-0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"resort": "ZHIM", "marketCode": "4", "roomTypeCategories": [], "travelBegin": "2020-04-01", "travelEnd": "2020-04-07", "system_id": 14}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20-04-07" calcext:value-type="date">
            <text:p>2020-04-0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"resort": "ZHIM", "marketCode": "4", "roomTypeCategories": [], "travelBegin": "2020-03-11", "travelEnd": "2020-03-17", "system_id": 14}</text:p>
          </table:table-cell>
          <table:table-cell office:value-type="date" office:date-value="2020-03-11" calcext:value-type="date">
            <text:p>2020-03-11</text:p>
          </table:table-cell>
          <table:table-cell office:value-type="date" office:date-value="2020-03-17" calcext:value-type="date">
            <text:p>2020-03-17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"resort": "ZHIM", "marketCode": "4", "roomTypeCategories": [], "travelBegin": "2020-02-05", "travelEnd": "2020-02-11", "system_id": 14}</text:p>
          </table:table-cell>
          <table:table-cell office:value-type="date" office:date-value="2020-02-05" calcext:value-type="date">
            <text:p>2020-02-05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"resort": "ZHIM", "marketCode": "4", "roomTypeCategories": [], "travelBegin": "2020-06-10", "travelEnd": "2020-06-16", "system_id": 14}</text:p>
          </table:table-cell>
          <table:table-cell office:value-type="date" office:date-value="2020-06-10" calcext:value-type="date">
            <text:p>2020-06-10</text:p>
          </table:table-cell>
          <table:table-cell office:value-type="date" office:date-value="2020-06-16" calcext:value-type="date">
            <text:p>2020-06-16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"resort": "ZHIM", "marketCode": "4", "roomTypeCategories": [], "travelBegin": "2020-03-04", "travelEnd": "2020-03-10", "system_id": 14}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"resort": "ZHIM", "marketCode": "4", "roomTypeCategories": [], "travelBegin": "2020-04-29", "travelEnd": "2020-05-05", "system_id": 14}</text:p>
          </table:table-cell>
          <table:table-cell office:value-type="date" office:date-value="2020-04-29" calcext:value-type="date">
            <text:p>2020-04-29</text:p>
          </table:table-cell>
          <table:table-cell office:value-type="date" office:date-value="2020-05-05" calcext:value-type="date">
            <text:p>2020-05-05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"resort": "ZHIM", "marketCode": "4", "roomTypeCategories": [], "travelBegin": "2020-03-18", "travelEnd": "2020-03-24", "system_id": 14}</text:p>
          </table:table-cell>
          <table:table-cell office:value-type="date" office:date-value="2020-03-18" calcext:value-type="date">
            <text:p>2020-03-18</text:p>
          </table:table-cell>
          <table:table-cell office:value-type="date" office:date-value="2020-03-24" calcext:value-type="date">
            <text:p>2020-03-2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"resort": "ZHIM", "marketCode": "4", "roomTypeCategories": [], "travelBegin": "2020-06-24", "travelEnd": "2020-06-30", "system_id": 14}</text:p>
          </table:table-cell>
          <table:table-cell office:value-type="date" office:date-value="2020-06-24" calcext:value-type="date">
            <text:p>2020-06-24</text:p>
          </table:table-cell>
          <table:table-cell office:value-type="date" office:date-value="2020-06-30" calcext:value-type="date">
            <text:p>2020-06-30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"resort": "ZHIM", "marketCode": "4", "roomTypeCategories": [], "travelBegin": "2020-04-15", "travelEnd": "2020-04-21", "system_id": 14}</text:p>
          </table:table-cell>
          <table:table-cell office:value-type="date" office:date-value="2020-04-15" calcext:value-type="date">
            <text:p>2020-04-15</text:p>
          </table:table-cell>
          <table:table-cell office:value-type="date" office:date-value="2020-04-21" calcext:value-type="date">
            <text:p>2020-04-21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"resort": "ZHIM", "marketCode": "4", "roomTypeCategories": [], "travelBegin": "2020-07-01", "travelEnd": "2020-07-07", "system_id": 14}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20-07-07" calcext:value-type="date">
            <text:p>2020-07-07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"resort": "ZHIM", "marketCode": "4", "roomTypeCategories": [], "travelBegin": "2020-07-08", "travelEnd": "2020-07-14", "system_id": 14}</text:p>
          </table:table-cell>
          <table:table-cell office:value-type="date" office:date-value="2020-07-08" calcext:value-type="date">
            <text:p>2020-07-08</text:p>
          </table:table-cell>
          <table:table-cell office:value-type="date" office:date-value="2020-07-14" calcext:value-type="date">
            <text:p>2020-07-1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"resort": "ZHIM", "marketCode": "4", "roomTypeCategories": [], "travelBegin": "2020-03-25", "travelEnd": "2020-03-31", "system_id": 14}</text:p>
          </table:table-cell>
          <table:table-cell office:value-type="date" office:date-value="2020-03-25" calcext:value-type="date">
            <text:p>2020-03-25</text:p>
          </table:table-cell>
          <table:table-cell office:value-type="date" office:date-value="2020-03-31" calcext:value-type="date">
            <text:p>2020-03-31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.36" calcext:value-type="float">
            <text:p>528.36</text:p>
          </table:table-cell>
          <table:table-cell office:value-type="float" office:value="777" calcext:value-type="float">
            <text:p>777</text:p>
          </table:table-cell>
          <table:table-cell office:value-type="float" office:value="714.84" calcext:value-type="float">
            <text:p>714.8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.36" calcext:value-type="float">
            <text:p>528.36</text:p>
          </table:table-cell>
          <table:table-cell office:value-type="float" office:value="714.84" calcext:value-type="float">
            <text:p>714.84</text:p>
          </table:table-cell>
          <table:table-cell office:value-type="float" office:value="652.68" calcext:value-type="float">
            <text:p>652.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77, 'min': 714.84}, {'level': '2', 'auth_id': '1', 'idrate_factor_type': 'PERCENTAGE', 'factor_value_min': '50.00000000', 'factor_value_max': '25.00000000', 'max': 714.84, 'min': 652.68}, {'level': '3', 'auth_id': '1', 'idrate_factor_type': 'PERCENTAGE', 'factor_value_min': '100.00000000', 'factor_value_max': '50.00000000', 'max': 652.68, 'min': 528.36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.36" calcext:value-type="float">
            <text:p>528.36</text:p>
          </table:table-cell>
          <table:table-cell office:value-type="float" office:value="652.68" calcext:value-type="float">
            <text:p>652.68</text:p>
          </table:table-cell>
          <table:table-cell office:value-type="float" office:value="528.36" calcext:value-type="float">
            <text:p>528.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72" calcext:value-type="float">
            <text:p>580.72</text:p>
          </table:table-cell>
          <table:table-cell office:value-type="float" office:value="854" calcext:value-type="float">
            <text:p>854</text:p>
          </table:table-cell>
          <table:table-cell office:value-type="float" office:value="785.68" calcext:value-type="float">
            <text:p>785.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0.72" calcext:value-type="float">
            <text:p>580.72</text:p>
          </table:table-cell>
          <table:table-cell office:value-type="float" office:value="785.68" calcext:value-type="float">
            <text:p>785.68</text:p>
          </table:table-cell>
          <table:table-cell office:value-type="float" office:value="717.36" calcext:value-type="float">
            <text:p>717.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4, 'min': 785.68}, {'level': '2', 'auth_id': '1', 'idrate_factor_type': 'PERCENTAGE', 'factor_value_min': '50.00000000', 'factor_value_max': '25.00000000', 'max': 785.68, 'min': 717.36}, {'level': '3', 'auth_id': '1', 'idrate_factor_type': 'PERCENTAGE', 'factor_value_min': '100.00000000', 'factor_value_max': '50.00000000', 'max': 717.36, 'min': 580.72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72" calcext:value-type="float">
            <text:p>580.72</text:p>
          </table:table-cell>
          <table:table-cell office:value-type="float" office:value="717.36" calcext:value-type="float">
            <text:p>717.36</text:p>
          </table:table-cell>
          <table:table-cell office:value-type="float" office:value="580.72" calcext:value-type="float">
            <text:p>580.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.8" calcext:value-type="float">
            <text:p>686.8</text:p>
          </table:table-cell>
          <table:table-cell office:value-type="float" office:value="1010" calcext:value-type="float">
            <text:p>1010</text:p>
          </table:table-cell>
          <table:table-cell office:value-type="float" office:value="929.2" calcext:value-type="float">
            <text:p>929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6.8" calcext:value-type="float">
            <text:p>686.8</text:p>
          </table:table-cell>
          <table:table-cell office:value-type="float" office:value="929.2" calcext:value-type="float">
            <text:p>929.2</text:p>
          </table:table-cell>
          <table:table-cell office:value-type="float" office:value="848.4" calcext:value-type="float">
            <text:p>848.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"resort": "ZHIM", "marketCode": "4", "roomTypeCategories": [], "travelBegin": "2020-04-08", "travelEnd": "2020-04-14", "system_id": 14}</text:p>
          </table:table-cell>
          <table:table-cell office:value-type="date" office:date-value="2020-04-08" calcext:value-type="date">
            <text:p>2020-04-08</text:p>
          </table:table-cell>
          <table:table-cell office:value-type="date" office:date-value="2020-04-14" calcext:value-type="date">
            <text:p>2020-04-14</text:p>
          </table:table-cell>
          <table:table-cell office:value-type="date" office:date-value="2020-02-01" calcext:value-type="date">
            <text:p>2020-02-01</text:p>
          </table:table-cell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1010, 'min': 929.2}, {'level': '2', 'auth_id': '1', 'idrate_factor_type': 'PERCENTAGE', 'factor_value_min': '50.00000000', 'factor_value_max': '25.00000000', 'max': 929.2, 'min': 848.4}, {'level': '3', 'auth_id': '1', 'idrate_factor_type': 'PERCENTAGE', 'factor_value_min': '100.00000000', 'factor_value_max': '50.00000000', 'max': 848.4, 'min': 686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6.8" calcext:value-type="float">
            <text:p>686.8</text:p>
          </table:table-cell>
          <table:table-cell office:value-type="float" office:value="848.4" calcext:value-type="float">
            <text:p>848.4</text:p>
          </table:table-cell>
          <table:table-cell office:value-type="float" office:value="686.8" calcext:value-type="float">
            <text:p>686.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"resort": "ZHIM", "marketCode": "4", "roomTypeCategories": [], "travelBegin": "2020-05-13", "travelEnd": "2020-05-19", "system_id": 14}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5-19" calcext:value-type="date">
            <text:p>2020-05-19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"resort": "ZHIM", "marketCode": "4", "roomTypeCategories": [], "travelBegin": "2020-04-22", "travelEnd": "2020-04-28", "system_id": 14}</text:p>
          </table:table-cell>
          <table:table-cell office:value-type="date" office:date-value="2020-04-22" calcext:value-type="date">
            <text:p>2020-04-22</text:p>
          </table:table-cell>
          <table:table-cell office:value-type="date" office:date-value="2020-04-28" calcext:value-type="date">
            <text:p>2020-04-28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"resort": "ZHIM", "marketCode": "4", "roomTypeCategories": [], "travelBegin": "2020-07-29", "travelEnd": "2020-08-04", "system_id": 14}</text:p>
          </table:table-cell>
          <table:table-cell office:value-type="date" office:date-value="2020-07-29" calcext:value-type="date">
            <text:p>2020-07-29</text:p>
          </table:table-cell>
          <table:table-cell office:value-type="date" office:date-value="2020-08-04" calcext:value-type="date">
            <text:p>2020-08-04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"resort": "ZHIM", "marketCode": "4", "roomTypeCategories": [], "travelBegin": "2020-07-22", "travelEnd": "2020-07-28", "system_id": 14}</text:p>
          </table:table-cell>
          <table:table-cell office:value-type="date" office:date-value="2020-07-22" calcext:value-type="date">
            <text:p>2020-07-22</text:p>
          </table:table-cell>
          <table:table-cell office:value-type="date" office:date-value="2020-07-28" calcext:value-type="date">
            <text:p>2020-07-2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"resort": "ZHIM", "marketCode": "4", "roomTypeCategories": [], "travelBegin": "2020-05-06", "travelEnd": "2020-05-12", "system_id": 14}</text:p>
          </table:table-cell>
          <table:table-cell office:value-type="date" office:date-value="2020-05-06" calcext:value-type="date">
            <text:p>2020-05-06</text:p>
          </table:table-cell>
          <table:table-cell office:value-type="date" office:date-value="2020-05-12" calcext:value-type="date">
            <text:p>2020-05-12</text:p>
          </table:table-cell>
          <table:table-cell office:value-type="date" office:date-value="2020-04-19" calcext:value-type="date">
            <text:p>2020-04-19</text:p>
          </table:table-cell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"resort": "ZHIM", "marketCode": "4", "roomTypeCategories": [], "travelBegin": "2020-08-05", "travelEnd": "2020-08-11", "system_id": 14}</text:p>
          </table:table-cell>
          <table:table-cell office:value-type="date" office:date-value="2020-08-05" calcext:value-type="date">
            <text:p>2020-08-05</text:p>
          </table:table-cell>
          <table:table-cell office:value-type="date" office:date-value="2020-08-11" calcext:value-type="date">
            <text:p>2020-08-1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{"resort": "ZHIM", "marketCode": "4", "roomTypeCategories": [], "travelBegin": "2020-08-12", "travelEnd": "2020-08-18", "system_id": 14}</text:p>
          </table:table-cell>
          <table:table-cell office:value-type="date" office:date-value="2020-08-12" calcext:value-type="date">
            <text:p>2020-08-12</text:p>
          </table:table-cell>
          <table:table-cell office:value-type="date" office:date-value="2020-08-18" calcext:value-type="date">
            <text:p>2020-08-18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"resort": "ZHIM", "marketCode": "4", "roomTypeCategories": [], "travelBegin": "2020-07-15", "travelEnd": "2020-07-21", "system_id": 14}</text:p>
          </table:table-cell>
          <table:table-cell office:value-type="date" office:date-value="2020-07-15" calcext:value-type="date">
            <text:p>2020-07-15</text:p>
          </table:table-cell>
          <table:table-cell office:value-type="date" office:date-value="2020-07-21" calcext:value-type="date">
            <text:p>2020-07-21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.08" calcext:value-type="float">
            <text:p>446.08</text:p>
          </table:table-cell>
          <table:table-cell office:value-type="float" office:value="656" calcext:value-type="float">
            <text:p>656</text:p>
          </table:table-cell>
          <table:table-cell office:value-type="float" office:value="603.52" calcext:value-type="float">
            <text:p>603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6.08" calcext:value-type="float">
            <text:p>446.08</text:p>
          </table:table-cell>
          <table:table-cell office:value-type="float" office:value="603.52" calcext:value-type="float">
            <text:p>603.52</text:p>
          </table:table-cell>
          <table:table-cell office:value-type="float" office:value="551.04" calcext:value-type="float">
            <text:p>551.0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56, 'min': 603.52}, {'level': '2', 'auth_id': '1', 'idrate_factor_type': 'PERCENTAGE', 'factor_value_min': '50.00000000', 'factor_value_max': '25.00000000', 'max': 603.52, 'min': 551.04}, {'level': '3', 'auth_id': '1', 'idrate_factor_type': 'PERCENTAGE', 'factor_value_min': '100.00000000', 'factor_value_max': '50.00000000', 'max': 551.04, 'min': 446.0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6.08" calcext:value-type="float">
            <text:p>446.08</text:p>
          </table:table-cell>
          <table:table-cell office:value-type="float" office:value="551.04" calcext:value-type="float">
            <text:p>551.04</text:p>
          </table:table-cell>
          <table:table-cell office:value-type="float" office:value="446.08" calcext:value-type="float">
            <text:p>446.0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0.96" calcext:value-type="float">
            <text:p>490.96</text:p>
          </table:table-cell>
          <table:table-cell office:value-type="float" office:value="722" calcext:value-type="float">
            <text:p>722</text:p>
          </table:table-cell>
          <table:table-cell office:value-type="float" office:value="664.24" calcext:value-type="float">
            <text:p>664.2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0.96" calcext:value-type="float">
            <text:p>490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606.48" calcext:value-type="float">
            <text:p>606.4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22, 'min': 664.24}, {'level': '2', 'auth_id': '1', 'idrate_factor_type': 'PERCENTAGE', 'factor_value_min': '50.00000000', 'factor_value_max': '25.00000000', 'max': 664.24, 'min': 606.48}, {'level': '3', 'auth_id': '1', 'idrate_factor_type': 'PERCENTAGE', 'factor_value_min': '100.00000000', 'factor_value_max': '50.00000000', 'max': 606.48, 'min': 490.96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0.96" calcext:value-type="float">
            <text:p>490.96</text:p>
          </table:table-cell>
          <table:table-cell office:value-type="float" office:value="606.48" calcext:value-type="float">
            <text:p>606.48</text:p>
          </table:table-cell>
          <table:table-cell office:value-type="float" office:value="490.96" calcext:value-type="float">
            <text:p>490.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.04" calcext:value-type="float">
            <text:p>580.04</text:p>
          </table:table-cell>
          <table:table-cell office:value-type="float" office:value="853" calcext:value-type="float">
            <text:p>853</text:p>
          </table:table-cell>
          <table:table-cell office:value-type="float" office:value="784.76" calcext:value-type="float">
            <text:p>784.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4.76" calcext:value-type="float">
            <text:p>784.76</text:p>
          </table:table-cell>
          <table:table-cell office:value-type="float" office:value="716.52" calcext:value-type="float">
            <text:p>716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6-22" calcext:value-type="date">
            <text:p>2020-06-22</text:p>
          </table:table-cell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53, 'min': 784.76}, {'level': '2', 'auth_id': '1', 'idrate_factor_type': 'PERCENTAGE', 'factor_value_min': '50.00000000', 'factor_value_max': '25.00000000', 'max': 784.76, 'min': 716.52}, {'level': '3', 'auth_id': '1', 'idrate_factor_type': 'PERCENTAGE', 'factor_value_min': '100.00000000', 'factor_value_max': '50.00000000', 'max': 716.52, 'min': 580.04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.04" calcext:value-type="float">
            <text:p>580.04</text:p>
          </table:table-cell>
          <table:table-cell office:value-type="float" office:value="716.52" calcext:value-type="float">
            <text:p>716.52</text:p>
          </table:table-cell>
          <table:table-cell office:value-type="float" office:value="580.04" calcext:value-type="float">
            <text:p>580.0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"resort": "ZHIM", "marketCode": "4", "roomTypeCategories": [], "travelBegin": "2020-08-19", "travelEnd": "2020-08-25", "system_id": 14}</text:p>
          </table:table-cell>
          <table:table-cell office:value-type="date" office:date-value="2020-08-19" calcext:value-type="date">
            <text:p>2020-08-19</text:p>
          </table:table-cell>
          <table:table-cell office:value-type="date" office:date-value="2020-08-25" calcext:value-type="date">
            <text:p>2020-08-2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"resort": "ZHIM", "marketCode": "4", "roomTypeCategories": [], "travelBegin": "2020-09-02", "travelEnd": "2020-09-08", "system_id": 14}</text:p>
          </table:table-cell>
          <table:table-cell office:value-type="date" office:date-value="2020-09-02" calcext:value-type="date">
            <text:p>2020-09-02</text:p>
          </table:table-cell>
          <table:table-cell office:value-type="date" office:date-value="2020-09-08" calcext:value-type="date">
            <text:p>2020-09-08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{"resort": "ZHIM", "marketCode": "4", "roomTypeCategories": [], "travelBegin": "2020-08-26", "travelEnd": "2020-09-01", "system_id": 14}</text:p>
          </table:table-cell>
          <table:table-cell office:value-type="date" office:date-value="2020-08-26" calcext:value-type="date">
            <text:p>2020-08-26</text:p>
          </table:table-cell>
          <table:table-cell office:value-type="date" office:date-value="2020-09-01" calcext:value-type="date">
            <text:p>2020-09-01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"resort": "ZHIM", "marketCode": "4", "roomTypeCategories": [], "travelBegin": "2020-09-09", "travelEnd": "2020-09-15", "system_id": 14}</text:p>
          </table:table-cell>
          <table:table-cell office:value-type="date" office:date-value="2020-09-09" calcext:value-type="date">
            <text:p>2020-09-09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{"resort": "ZHIM", "marketCode": "4", "roomTypeCategories": [], "travelBegin": "2020-10-07", "travelEnd": "2020-10-13", "system_id": 14}</text:p>
          </table:table-cell>
          <table:table-cell office:value-type="date" office:date-value="2020-10-07" calcext:value-type="date">
            <text:p>2020-10-07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{"resort": "ZHIM", "marketCode": "4", "roomTypeCategories": [], "travelBegin": "2020-09-16", "travelEnd": "2020-09-22", "system_id": 14}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22" calcext:value-type="date">
            <text:p>2020-09-22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{"resort": "ZHIM", "marketCode": "4", "roomTypeCategories": [], "travelBegin": "2020-09-23", "travelEnd": "2020-09-29", "system_id": 14}</text:p>
          </table:table-cell>
          <table:table-cell office:value-type="date" office:date-value="2020-09-23" calcext:value-type="date">
            <text:p>2020-09-23</text:p>
          </table:table-cell>
          <table:table-cell office:value-type="date" office:date-value="2020-09-29" calcext:value-type="date">
            <text:p>2020-09-29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"resort": "ZHIM", "marketCode": "4", "roomTypeCategories": [], "travelBegin": "2020-10-14", "travelEnd": "2020-10-20", "system_id": 14}</text:p>
          </table:table-cell>
          <table:table-cell office:value-type="date" office:date-value="2020-10-14" calcext:value-type="date">
            <text:p>2020-10-14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.04" calcext:value-type="float">
            <text:p>393.04</text:p>
          </table:table-cell>
          <table:table-cell office:value-type="float" office:value="578" calcext:value-type="float">
            <text:p>578</text:p>
          </table:table-cell>
          <table:table-cell office:value-type="float" office:value="531.76" calcext:value-type="float">
            <text:p>531.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3.04" calcext:value-type="float">
            <text:p>393.04</text:p>
          </table:table-cell>
          <table:table-cell office:value-type="float" office:value="531.76" calcext:value-type="float">
            <text:p>531.76</text:p>
          </table:table-cell>
          <table:table-cell office:value-type="float" office:value="485.52" calcext:value-type="float">
            <text:p>485.5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578, 'min': 531.76}, {'level': '2', 'auth_id': '1', 'idrate_factor_type': 'PERCENTAGE', 'factor_value_min': '50.00000000', 'factor_value_max': '25.00000000', 'max': 531.76, 'min': 485.52}, {'level': '3', 'auth_id': '1', 'idrate_factor_type': 'PERCENTAGE', 'factor_value_min': '100.00000000', 'factor_value_max': '50.00000000', 'max': 485.52, 'min': 393.04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3.04" calcext:value-type="float">
            <text:p>393.04</text:p>
          </table:table-cell>
          <table:table-cell office:value-type="float" office:value="485.52" calcext:value-type="float">
            <text:p>485.52</text:p>
          </table:table-cell>
          <table:table-cell office:value-type="float" office:value="393.04" calcext:value-type="float">
            <text:p>393.0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.68" calcext:value-type="float">
            <text:p>510.68</text:p>
          </table:table-cell>
          <table:table-cell office:value-type="float" office:value="751" calcext:value-type="float">
            <text:p>751</text:p>
          </table:table-cell>
          <table:table-cell office:value-type="float" office:value="690.92" calcext:value-type="float">
            <text:p>690.9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0.68" calcext:value-type="float">
            <text:p>510.68</text:p>
          </table:table-cell>
          <table:table-cell office:value-type="float" office:value="690.92" calcext:value-type="float">
            <text:p>690.92</text:p>
          </table:table-cell>
          <table:table-cell office:value-type="float" office:value="630.84" calcext:value-type="float">
            <text:p>630.8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"resort": "ZHIM", "marketCode": "4", "roomTypeCategories": [], "travelBegin": "2020-09-30", "travelEnd": "2020-10-06", "system_id": 14}</text:p>
          </table:table-cell>
          <table:table-cell office:value-type="date" office:date-value="2020-09-30" calcext:value-type="date">
            <text:p>2020-09-30</text:p>
          </table:table-cell>
          <table:table-cell office:value-type="date" office:date-value="2020-10-06" calcext:value-type="date">
            <text:p>2020-10-06</text:p>
          </table:table-cell>
          <table:table-cell office:value-type="date" office:date-value="2020-08-23" calcext:value-type="date">
            <text:p>2020-08-23</text:p>
          </table:table-cell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751, 'min': 690.92}, {'level': '2', 'auth_id': '1', 'idrate_factor_type': 'PERCENTAGE', 'factor_value_min': '50.00000000', 'factor_value_max': '25.00000000', 'max': 690.92, 'min': 630.84}, {'level': '3', 'auth_id': '1', 'idrate_factor_type': 'PERCENTAGE', 'factor_value_min': '100.00000000', 'factor_value_max': '50.00000000', 'max': 630.84, 'min': 510.68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0.84" calcext:value-type="float">
            <text:p>630.84</text:p>
          </table:table-cell>
          <table:table-cell office:value-type="float" office:value="510.68" calcext:value-type="float">
            <text:p>510.6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{"resort": "ZHIM", "marketCode": "4", "roomTypeCategories": [], "travelBegin": "2020-10-21", "travelEnd": "2020-10-27", "system_id": 14}</text:p>
          </table:table-cell>
          <table:table-cell office:value-type="date" office:date-value="2020-10-21" calcext:value-type="date">
            <text:p>2020-10-2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"resort": "ZHIM", "marketCode": "4", "roomTypeCategories": [], "travelBegin": "2020-11-25", "travelEnd": "2020-12-01", "system_id": 14}</text:p>
          </table:table-cell>
          <table:table-cell office:value-type="date" office:date-value="2020-11-25" calcext:value-type="date">
            <text:p>2020-11-25</text:p>
          </table:table-cell>
          <table:table-cell office:value-type="date" office:date-value="2020-12-01" calcext:value-type="date">
            <text:p>2020-12-01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{"resort": "ZHIM", "marketCode": "4", "roomTypeCategories": [], "travelBegin": "2020-12-02", "travelEnd": "2020-12-08", "system_id": 14}</text:p>
          </table:table-cell>
          <table:table-cell office:value-type="date" office:date-value="2020-12-02" calcext:value-type="date">
            <text:p>2020-12-02</text:p>
          </table:table-cell>
          <table:table-cell office:value-type="date" office:date-value="2020-12-08" calcext:value-type="date">
            <text:p>2020-12-08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{"resort": "ZHIM", "marketCode": "4", "roomTypeCategories": [], "travelBegin": "2020-10-28", "travelEnd": "2020-11-03", "system_id": 14}</text:p>
          </table:table-cell>
          <table:table-cell office:value-type="date" office:date-value="2020-10-28" calcext:value-type="date">
            <text:p>2020-10-28</text:p>
          </table:table-cell>
          <table:table-cell office:value-type="date" office:date-value="2020-11-03" calcext:value-type="date">
            <text:p>2020-11-03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{"resort": "ZHIM", "marketCode": "4", "roomTypeCategories": [], "travelBegin": "2020-11-11", "travelEnd": "2020-11-17", "system_id": 14}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"resort": "ZHIM", "marketCode": "4", "roomTypeCategories": [], "travelBegin": "2020-11-18", "travelEnd": "2020-11-24", "system_id": 14}</text:p>
          </table:table-cell>
          <table:table-cell office:value-type="date" office:date-value="2020-11-18" calcext:value-type="date">
            <text:p>2020-11-18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"resort": "ZHIM", "marketCode": "4", "roomTypeCategories": [], "travelBegin": "2020-11-04", "travelEnd": "2020-11-10", "system_id": 14}</text:p>
          </table:table-cell>
          <table:table-cell office:value-type="date" office:date-value="2020-11-04" calcext:value-type="date">
            <text:p>2020-11-04</text:p>
          </table:table-cell>
          <table:table-cell office:value-type="date" office:date-value="2020-11-10" calcext:value-type="date">
            <text:p>2020-11-10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{"resort": "ZHIM", "marketCode": "4", "roomTypeCategories": [], "travelBegin": "2020-12-16", "travelEnd": "2020-12-22", "system_id": 14}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22" calcext:value-type="date">
            <text:p>2020-12-22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.64" calcext:value-type="float">
            <text:p>474.64</text:p>
          </table:table-cell>
          <table:table-cell office:value-type="float" office:value="698" calcext:value-type="float">
            <text:p>698</text:p>
          </table:table-cell>
          <table:table-cell office:value-type="float" office:value="642.16" calcext:value-type="float">
            <text:p>642.1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4.64" calcext:value-type="float">
            <text:p>474.64</text:p>
          </table:table-cell>
          <table:table-cell office:value-type="float" office:value="642.16" calcext:value-type="float">
            <text:p>642.16</text:p>
          </table:table-cell>
          <table:table-cell office:value-type="float" office:value="586.32" calcext:value-type="float">
            <text:p>586.3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98, 'min': 642.16}, {'level': '2', 'auth_id': '1', 'idrate_factor_type': 'PERCENTAGE', 'factor_value_min': '50.00000000', 'factor_value_max': '25.00000000', 'max': 642.16, 'min': 586.32}, {'level': '3', 'auth_id': '1', 'idrate_factor_type': 'PERCENTAGE', 'factor_value_min': '100.00000000', 'factor_value_max': '50.00000000', 'max': 586.32, 'min': 474.64}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4.64" calcext:value-type="float">
            <text:p>474.64</text:p>
          </table:table-cell>
          <table:table-cell office:value-type="float" office:value="586.32" calcext:value-type="float">
            <text:p>586.32</text:p>
          </table:table-cell>
          <table:table-cell office:value-type="float" office:value="474.64" calcext:value-type="float">
            <text:p>474.6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759" calcext:value-type="float">
            <text:p>759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"resort": "ZHIM", "marketCode": "4", "roomTypeCategories": [], "travelBegin": "2020-12-09", "travelEnd": "2020-12-15", "system_id": 14}</text:p>
          </table:table-cell>
          <table:table-cell office:value-type="date" office:date-value="2020-12-09" calcext:value-type="date">
            <text:p>2020-12-09</text:p>
          </table:table-cell>
          <table:table-cell office:value-type="date" office:date-value="2020-12-15" calcext:value-type="date">
            <text:p>2020-12-15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825, 'min': 759}, {'level': '2', 'auth_id': '1', 'idrate_factor_type': 'PERCENTAGE', 'factor_value_min': '50.00000000', 'factor_value_max': '25.00000000', 'max': 759, 'min': 693}, {'level': '3', 'auth_id': '1', 'idrate_factor_type': 'PERCENTAGE', 'factor_value_min': '100.00000000', 'factor_value_max': '50.00000000', 'max': 693, 'min': 561}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693" calcext:value-type="float">
            <text:p>693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{"resort": "ZHIM", "marketCode": "4", "roomTypeCategories": [], "travelBegin": "2020-12-23", "travelEnd": "2020-12-29", "system_id": 14}</text:p>
          </table:table-cell>
          <table:table-cell office:value-type="date" office:date-value="2020-12-23" calcext:value-type="date">
            <text:p>2020-12-23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{"resort": "ZHIM", "marketCode": "4", "roomTypeCategories": [], "travelBegin": "2020-12-23", "travelEnd": "2020-12-29", "system_id": 14}</text:p>
          </table:table-cell>
          <table:table-cell office:value-type="date" office:date-value="2020-12-23" calcext:value-type="date">
            <text:p>2020-12-23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{"resort": "ZHIM", "marketCode": "4", "roomTypeCategories": [], "travelBegin": "2020-12-23", "travelEnd": "2020-12-29", "system_id": 14}</text:p>
          </table:table-cell>
          <table:table-cell office:value-type="date" office:date-value="2020-12-23" calcext:value-type="date">
            <text:p>2020-12-23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{"resort": "ZHIM", "marketCode": "4", "roomTypeCategories": [], "travelBegin": "2020-12-23", "travelEnd": "2020-12-29", "system_id": 14}</text:p>
          </table:table-cell>
          <table:table-cell office:value-type="date" office:date-value="2020-12-23" calcext:value-type="date">
            <text:p>2020-12-23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.8" calcext:value-type="float">
            <text:p>431.8</text:p>
          </table:table-cell>
          <table:table-cell office:value-type="float" office:value="635" calcext:value-type="float">
            <text:p>635</text:p>
          </table:table-cell>
          <table:table-cell office:value-type="float" office:value="584.2" calcext:value-type="float">
            <text:p>584.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{"resort": "ZHIM", "marketCode": "4", "roomTypeCategories": [], "travelBegin": "2020-12-23", "travelEnd": "2020-12-29", "system_id": 14}</text:p>
          </table:table-cell>
          <table:table-cell office:value-type="date" office:date-value="2020-12-23" calcext:value-type="date">
            <text:p>2020-12-23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.8" calcext:value-type="float">
            <text:p>431.8</text:p>
          </table:table-cell>
          <table:table-cell office:value-type="float" office:value="584.2" calcext:value-type="float">
            <text:p>584.2</text:p>
          </table:table-cell>
          <table:table-cell office:value-type="float" office:value="533.4" calcext:value-type="float">
            <text:p>533.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{"resort": "ZHIM", "marketCode": "4", "roomTypeCategories": [], "travelBegin": "2020-12-23", "travelEnd": "2020-12-29", "system_id": 14}</text:p>
          </table:table-cell>
          <table:table-cell office:value-type="date" office:date-value="2020-12-23" calcext:value-type="date">
            <text:p>2020-12-23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10-16" calcext:value-type="date">
            <text:p>2020-10-16</text:p>
          </table:table-cell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ZHI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{'level': '1', 'auth_id': '1', 'idrate_factor_type': 'PERCENTAGE', 'factor_value_min': '25.00000000', 'factor_value_max': '0.00000000', 'max': 635, 'min': 584.2}, {'level': '2', 'auth_id': '1', 'idrate_factor_type': 'PERCENTAGE', 'factor_value_min': '50.00000000', 'factor_value_max': '25.00000000', 'max': 584.2, 'min': 533.4}, {'level': '3', 'auth_id': '1', 'idrate_factor_type': 'PERCENTAGE', 'factor_value_min': '100.00000000', 'factor_value_max': '50.00000000', 'max': 533.4, 'min': 431.8}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8" calcext:value-type="float">
            <text:p>431.8</text:p>
          </table:table-cell>
          <table:table-cell office:value-type="float" office:value="533.4" calcext:value-type="float">
            <text:p>533.4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1035" table:display-filter-buttons="tru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1:05:19.461326410</meta:creation-date>
    <dc:date>2019-09-20T11:07:02.586665133</dc:date>
    <meta:editing-duration>PT1M45S</meta:editing-duration>
    <meta:editing-cycles>1</meta:editing-cycles>
    <meta:generator>LibreOffice/6.2.6.2$Linux_X86_64 LibreOffice_project/20$Build-2</meta:generator>
    <meta:document-statistic meta:table-count="1" meta:cell-count="16546" meta:object-count="0"/>
  </office:meta>
</office:document-meta>
</file>